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3dd5" officeooo:paragraph-rsid="001c3d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html&gt;</text:p>
      <text:p text:style-name="P1"><text:s text:c="4"/>&lt;head&gt;</text:p>
      <text:p text:style-name="P1"><text:s text:c="8"/>&lt;meta charset="utf-8" /&gt;</text:p>
      <text:p text:style-name="P1"><text:s text:c="10"/>&lt;!-- &lt;link rel="stylesheet" href="main.css"&gt; --&gt;</text:p>
      <text:p text:style-name="P1"><text:s text:c="8"/>&lt;title&gt;blog&lt;/title&gt;</text:p>
      <text:p text:style-name="P1"><text:s text:c="4"/>&lt;/head&gt;</text:p>
      <text:p text:style-name="P1"/>
      <text:p text:style-name="P1">&lt;h1&gt; Mon blog&lt;/h1&gt;</text:p>
      <text:p text:style-name="P1"/>
      <text:p text:style-name="P1"><text:s/>&lt;p&gt;Derniers billets du blog :&lt;/p&gt;</text:p>
      <text:p text:style-name="P1"/>
      <text:p text:style-name="P1"><text:s text:c="6"/>&lt;li&gt;&lt;a href="index.php"&gt;retour a la liste des billets&lt;/a&gt;&lt;/&gt;</text:p>
      <text:p text:style-name="P1"/>
      <text:p text:style-name="P1"/>
      <text:p text:style-name="P1"/>
      <text:p text:style-name="P1"><text:s text:c="4"/>&lt;body&gt;</text:p>
      <text:p text:style-name="P1"/>
      <text:p text:style-name="P1"/>
      <text:p text:style-name="P1">&lt;?php</text:p>
      <text:p text:style-name="P1"/>
      <text:p text:style-name="P1">// Effectuer ici la requête qui insère le message</text:p>
      <text:p text:style-name="P1">try</text:p>
      <text:p text:style-name="P1"/>
      <text:p text:style-name="P1">{</text:p>
      <text:p text:style-name="P1"><text:s text:c="2"/>$bdd = new PDO('mysql:host=localhost;dbname=billet','root', 'root', array(PDO::ATTR_ERRMODE =&gt;PDO::ERRMODE_EXCEPTION));</text:p>
      <text:p text:style-name="P1"/>
      <text:p text:style-name="P1">}</text:p>
      <text:p text:style-name="P1">catch(Exception $e)</text:p>
      <text:p text:style-name="P1"/>
      <text:p text:style-name="P1">{</text:p>
      <text:p text:style-name="P1"><text:s text:c="8"/>die('Erreur : '.$e-&gt;getMessage());</text:p>
      <text:p text:style-name="P1">}</text:p>
      <text:p text:style-name="P1"/>
      <text:p text:style-name="P1">// récupération des messages</text:p>
      <text:p text:style-name="P1"><text:s text:c="2"/>$reponse=$bdd-&gt;prepare('SELECT * FROM commentaires <text:s/>WHERE id_billet= ?');</text:p>
      <text:p text:style-name="P1">$reponse-&gt;execute(array($_GET['billet']));</text:p>
      <text:p text:style-name="P1"/>
      <text:p text:style-name="P1"><text:s text:c="2"/>// afficher message</text:p>
      <text:p text:style-name="P1"/>
      <text:p text:style-name="P1"><text:s text:c="4"/>while($donnees=$reponse-&gt;fetch()) {</text:p>
      <text:p text:style-name="P1"/>
      <text:p text:style-name="P1"><text:s text:c="4"/>echo '&lt;p&gt;' .htmlspecialchars($donnees['id']) .'-'. htmlspecialchars($donnees['id_billet']) .'-'. htmlspecialchars($donnees['auteur']).'-'. htmlspecialchars($donnees['commentaires']) . '&lt;/p&gt;';</text:p>
      <text:p text:style-name="P1"/>
      <text:p text:style-name="P1">}</text:p>
      <text:p text:style-name="P1">// Récupération du billet</text:p>
      <text:p text:style-name="P1"/>
      <text:p text:style-name="P1"><text:s text:c="2"/>// requête preparé</text:p>
      <text:p text:style-name="P1"/>
      <text:p text:style-name="P1">$req = $bdd-&gt;prepare('SELECT * FROM billets WHERE ID = ?');</text:p>
      <text:p text:style-name="P1"/>
      <text:p text:style-name="P1"><text:soft-page-break/>$req-&gt;execute(array($_GET['billet']));</text:p>
      <text:p text:style-name="P1"/>
      <text:p text:style-name="P1">$donnees = $req-&gt;fetch();</text:p>
      <text:p text:style-name="P1"/>
      <text:p text:style-name="P1">echo $donnees['TITRE'];</text:p>
      <text:p text:style-name="P1"/>
      <text:p text:style-name="P1"/>
      <text:p text:style-name="P1"/>
      <text:p text:style-name="P1"><text:s/>?&gt;</text:p>
      <text:p text:style-name="P1">&lt;/body&gt;</text:p>
      <text:p text:style-name="P1"><text:s text:c="2"/>&lt;/html&gt;</text:p>
      <text:p text:style-name="P1">pioger@simplon-thinkPadT510:/var/www/html/blog$ cat index.php </text:p>
      <text:p text:style-name="P1"/>
      <text:p text:style-name="P1">&lt;!DOCTYPE html&gt;</text:p>
      <text:p text:style-name="P1">&lt;html&gt;</text:p>
      <text:p text:style-name="P1"><text:s text:c="4"/>&lt;head&gt;</text:p>
      <text:p text:style-name="P1"><text:s text:c="8"/>&lt;meta charset="utf-8" /&gt;</text:p>
      <text:p text:style-name="P1"><text:s text:c="10"/>&lt;!-- &lt;link rel="stylesheet" href="main.css"&gt; --&gt;</text:p>
      <text:p text:style-name="P1"><text:s text:c="8"/>&lt;title&gt;blog&lt;/title&gt;</text:p>
      <text:p text:style-name="P1"><text:s text:c="4"/>&lt;/head&gt;</text:p>
      <text:p text:style-name="P1"/>
      <text:p text:style-name="P1"/>
      <text:p text:style-name="P1"/>
      <text:p text:style-name="P1"/>
      <text:p text:style-name="P1"><text:s text:c="6"/>&lt;li&gt;&lt;a href="commentaires.php?billet=&lt;?php echo $donnees ["ID"]?&gt;"&gt;commentaires&lt;/a&gt;&lt;/&gt;</text:p>
      <text:p text:style-name="P1"/>
      <text:p text:style-name="P1"><text:s text:c="4"/>&lt;body&gt;</text:p>
      <text:p text:style-name="P1"><text:s text:c="4"/>&lt;/body&gt;</text:p>
      <text:p text:style-name="P1"/>
      <text:p text:style-name="P1"><text:s text:c="4"/>&lt;/html&gt;</text:p>
      <text:p text:style-name="P1"/>
      <text:p text:style-name="P1">&lt;?php</text:p>
      <text:p text:style-name="P1"/>
      <text:p text:style-name="P1">// Effectuer ici la requête qui insère le message</text:p>
      <text:p text:style-name="P1">try</text:p>
      <text:p text:style-name="P1"/>
      <text:p text:style-name="P1">{</text:p>
      <text:p text:style-name="P1"><text:s text:c="2"/>$bdd = new PDO('mysql:host=localhost;dbname=billet','root', 'root', array(PDO::ATTR_ERRMODE =&gt;PDO::ERRMODE_EXCEPTION));</text:p>
      <text:p text:style-name="P1"/>
      <text:p text:style-name="P1">}</text:p>
      <text:p text:style-name="P1">catch(Exception $e)</text:p>
      <text:p text:style-name="P1"/>
      <text:p text:style-name="P1">{</text:p>
      <text:p text:style-name="P1"><text:s text:c="8"/>die('Erreur : '.$e-&gt;getMessage());</text:p>
      <text:p text:style-name="P1">}</text:p>
      <text:p text:style-name="P1"/>
      <text:p text:style-name="P1">// récupération des messages</text:p>
      <text:p text:style-name="P1"><text:s text:c="2"/>$reponse=$bdd-&gt;query('SELECT * FROM billets ORDER BY ID LIMIT 5 ');</text:p>
      <text:p text:style-name="P1"/>
      <text:p text:style-name="P1"/>
      <text:p text:style-name="P1"><text:s text:c="2"/>// afficher message</text:p>
      <text:p text:style-name="P1"><text:soft-page-break/></text:p>
      <text:p text:style-name="P1"><text:s text:c="4"/>while($donnees=$reponse-&gt;fetch()) {</text:p>
      <text:p text:style-name="P1"/>
      <text:p text:style-name="P1"><text:s text:c="4"/>echo '&lt;p&gt;' .htmlspecialchars($donnees['ID']) .'-'. htmlspecialchars($donnees['TITRE']) .'-'. htmlspecialchars($donnees['CONTENU']).'-'. htmlspecialchars($donnees['DATE DE CREATION']) . '&lt;/p&gt;';</text:p>
      <text:p text:style-name="P1"/>
      <text:p text:style-name="P1"><text:s text:c="2"/>}</text:p>
      <text:p text:style-name="P1"/>
      <text:p text:style-name="P1"><text:s/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4:27:00.089792999</meta:creation-date>
    <dc:date>2017-09-15T16:41:51.528745924</dc:date>
    <meta:editing-duration>PT2H14M53S</meta:editing-duration>
    <meta:editing-cycles>1</meta:editing-cycles>
    <meta:document-statistic meta:table-count="0" meta:image-count="0" meta:object-count="0" meta:page-count="3" meta:paragraph-count="65" meta:word-count="196" meta:character-count="2072" meta:non-whitespace-character-count="1792"/>
    <meta:generator>LibreOffice/5.1.6.2$Linux_X86_64 LibreOffice_project/10m0$Build-2</meta:generator>
  </office:meta>
</office:document-meta>
</file>